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1275ef" officeooo:paragraph-rsid="001275ef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 style:list-style-name="Numerazione_20_UC">
      <style:text-properties officeooo:paragraph-rsid="000cc0fa"/>
    </style:style>
    <style:style style:name="P8" style:family="paragraph" style:parent-style-name="Azione_20_attore">
      <style:text-properties fo:font-weight="normal" officeooo:rsid="000cc0fa" officeooo:paragraph-rsid="000cc0f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style="italic" fo:font-weight="normal" officeooo:rsid="0010d3d8" officeooo:paragraph-rsid="001482b1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c0fa" style:font-weight-asian="normal" style:font-weight-complex="normal"/>
    </style:style>
    <style:style style:name="T3" style:family="text">
      <style:text-properties fo:font-weight="normal" officeooo:rsid="000e1f46" style:font-weight-asian="normal" style:font-weight-complex="normal"/>
    </style:style>
    <style:style style:name="T4" style:family="text">
      <style:text-properties fo:font-weight="normal" officeooo:rsid="000ec465" style:font-weight-asian="normal" style:font-weight-complex="normal"/>
    </style:style>
    <style:style style:name="T5" style:family="text">
      <style:text-properties fo:color="#000000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0bf997"/>
    </style:style>
    <style:style style:name="T8" style:family="text">
      <style:text-properties officeooo:rsid="000c832f"/>
    </style:style>
    <style:style style:name="T9" style:family="text">
      <style:text-properties officeooo:rsid="000c8f86"/>
    </style:style>
    <style:style style:name="T10" style:family="text">
      <style:text-properties officeooo:rsid="000cc0fa"/>
    </style:style>
    <style:style style:name="T11" style:family="text">
      <style:text-properties fo:font-weight="bold" officeooo:rsid="000cc0fa" style:font-weight-asian="bold" style:font-weight-complex="bold"/>
    </style:style>
    <style:style style:name="T12" style:family="text">
      <style:text-properties fo:font-weight="bold" officeooo:rsid="000ec465" style:font-weight-asian="bold" style:font-weight-complex="bold"/>
    </style:style>
    <style:style style:name="T13" style:family="text">
      <style:text-properties officeooo:rsid="000e1f46"/>
    </style:style>
    <style:style style:name="T14" style:family="text">
      <style:text-properties officeooo:rsid="000ec465"/>
    </style:style>
    <style:style style:name="T15" style:family="text">
      <style:text-properties officeooo:rsid="0010b1fb"/>
    </style:style>
    <style:style style:name="T16" style:family="text">
      <style:text-properties officeooo:rsid="0012dfcb"/>
    </style:style>
    <style:style style:name="T17" style:family="text">
      <style:text-properties officeooo:rsid="001482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14">Genitore </text:span><text:span text:style-name="T9">Ricerca att</text:span>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4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4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52685" text:style-name="Numerazione_20_UC">
              <text:list-item text:start-value="1">
                <text:p text:style-name="Azione_20_attore"><text:span text:style-name="T8">L'utente</text:span> va alla sezione Attività didattiche</text:p>
              </text:list-item>
              <text:list-item>
                <text:p text:style-name="Azione_20_sistema"><text:s/>Il sistema <text:span text:style-name="T7">mostra all’utente la lista delle attività didattiche delle <text:s/>classi </text:span><text:span text:style-name="T15">di cui i figli fanno parte</text:span><text:span text:style-name="T10">(</text:span><text:span text:style-name="T11">include</text:span><text:span text:style-name="T12"> Genitore</text:span><text:span text:style-name="T11"> Visualizza Attività didattiche </text:span><text:span text:style-name="T2">)</text:span></text:p>
              </text:list-item>
              <text:list-item>
                <text:p text:style-name="P8">L'utente <text:span text:style-name="T13">inserisce nei campi appositi le parole chiave</text:span></text:p>
                <text:p text:style-name="P7"><text:span text:style-name="T2"><text:s text:c="9"/>4.Il sistema </text:span><text:span text:style-name="T1">mostra all’utente la lista delle attività didattiche </text:span><text:span text:style-name="T3">ricercate </text:span><text:span text:style-name="T4">delle classi di cui i figli fanno par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7">L'utente</text:span> ha visualizzato le Attività didattiche <text:span text:style-name="T13">ricercate </text:span><text:span text:style-name="T14">delle classi dei propri figl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5">Nel caso di un errore utente, il sistema mostra all’utente un </text:span><text:span text:style-name="T6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<text:span text:style-name="T16">di ricerca</text:span> non durerà piu' di 7 secondi</text:p>
          </table:table-cell>
        </table:table-row>
      </table:table>
      <text:p text:style-name="P6"/>
      <text:p text:style-name="P9"><text:span text:style-name="T17">UC_H_47_Genitore_Ricerca_attività_didattica_classe: </text:span>Genitore Ricerca un attività didat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27M2S</meta:editing-duration>
    <meta:editing-cycles>15</meta:editing-cycles>
    <meta:generator>LibreOffice/3.6$Windows_x86 LibreOffice_project/da8c1e6-fd468f4-454e206-f42a4a9-143cfd</meta:generator>
    <dc:date>2012-10-22T23:18:38.35</dc:date>
    <meta:document-statistic meta:table-count="1" meta:image-count="0" meta:object-count="0" meta:page-count="1" meta:paragraph-count="20" meta:word-count="137" meta:character-count="982" meta:non-whitespace-character-count="856"/>
  </office:meta>
</office:document-meta>
</file>